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use-window-font-color="true" style:font-name="Times-Roman" fo:font-size="16pt" fo:font-style="normal" fo:font-weight="normal" style:font-name-asian="Times-Roman" style:font-size-asian="16pt" style:font-style-asian="normal" style:font-weight-asian="normal" style:font-name-complex="Times-Roman" style:font-size-complex="16pt" style:font-style-complex="normal" style:font-weight-complex="normal"/>
    </style:style>
    <style:style style:name="P2" style:family="paragraph" style:parent-style-name="Standard">
      <style:paragraph-properties fo:text-align="start" style:justify-single-word="false" style:text-autospace="none"/>
      <style:text-properties style:use-window-font-color="true" style:font-name="Times-Roman" fo:font-size="16pt" fo:font-style="normal" fo:font-weight="bold" style:font-name-asian="Times-Roman" style:font-size-asian="16pt" style:font-style-asian="normal" style:font-weight-asian="bold" style:font-name-complex="Times-Roman" style:font-size-complex="16pt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use-window-font-color="true" style:font-name="Times-Roman" fo:font-size="16pt" fo:font-weight="normal" style:font-name-asian="Times-Roman" style:font-size-asian="16pt" style:font-weight-asian="normal" style:font-name-complex="Times-Roman" style:font-size-complex="16pt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Times-Roman" fo:font-size="16pt" fo:font-weight="bold" style:font-name-asian="Times-Roman" style:font-size-asian="16pt" style:font-weight-asian="bold" style:font-name-complex="Times-Roman" style:font-size-complex="16pt" style:font-weight-complex="bold"/>
    </style:style>
    <style:style style:name="P5" style:family="paragraph" style:parent-style-name="Standard">
      <style:paragraph-properties fo:margin-top="0cm" fo:margin-bottom="0.635cm" fo:text-align="start" style:justify-single-word="false" style:text-autospace="none"/>
      <style:text-properties style:use-window-font-color="true" style:font-name="Times-Roman" fo:font-size="19pt" fo:font-weight="bold" style:font-name-asian="Times-Roman" style:font-size-asian="19pt" style:font-weight-asian="bold" style:font-name-complex="Times-Roman" style:font-size-complex="19pt" style:font-weight-complex="bold"/>
    </style:style>
    <style:style style:name="P6" style:family="paragraph" style:parent-style-name="Standard">
      <style:paragraph-properties fo:margin-top="0cm" fo:margin-bottom="0.741cm" fo:text-align="start" style:justify-single-word="false" style:text-autospace="none"/>
      <style:text-properties style:use-window-font-color="true" style:font-name="Times-Roman" fo:font-size="16pt" fo:font-weight="bold" style:font-name-asian="Times-Roman" style:font-size-asian="16pt" style:font-weight-asian="bold" style:font-name-complex="Times-Roman" style:font-size-complex="16pt" style:font-weight-complex="bold"/>
    </style:style>
    <style:style style:name="P7" style:family="paragraph" style:parent-style-name="Standard">
      <style:paragraph-properties fo:margin-left="1.27cm" fo:margin-right="0cm" fo:text-align="start" style:justify-single-word="false" fo:text-indent="-1.27cm" style:auto-text-indent="false" style:text-autospace="none">
        <style:tab-stops>
          <style:tab-stop style:position="-0.882cm"/>
          <style:tab-stop style:position="0cm"/>
        </style:tab-stops>
      </style:paragraph-properties>
      <style:text-properties style:use-window-font-color="true" style:font-name="Times-Roman" fo:font-size="16pt" fo:font-weight="normal" style:font-name-asian="Times-Roman" style:font-size-asian="16pt" style:font-weight-asian="normal" style:font-name-complex="Times-Roman" style:font-size-complex="16pt" style:font-weight-complex="normal"/>
    </style:style>
    <style:style style:name="P8" style:family="paragraph" style:parent-style-name="Standard" style:list-style-name="L3">
      <style:paragraph-properties fo:text-align="start" style:justify-single-word="false" style:text-autospace="none"/>
    </style:style>
    <style:style style:name="P9" style:family="paragraph" style:parent-style-name="Standard" style:list-style-name="L3">
      <style:paragraph-properties fo:text-align="start" style:justify-single-word="false" style:text-autospace="none"/>
      <style:text-properties style:use-window-font-color="true" style:font-name="Times-Roman" fo:font-size="16pt" fo:font-style="normal" fo:font-weight="normal" style:font-name-asian="Times-Roman" style:font-size-asian="16pt" style:font-style-asian="normal" style:font-weight-asian="normal" style:font-name-complex="Times-Roman" style:font-size-complex="16pt" style:font-style-complex="normal" style:font-weight-complex="normal"/>
    </style:style>
    <style:style style:name="P10" style:family="paragraph" style:parent-style-name="Standard" style:list-style-name="L1">
      <style:paragraph-properties fo:margin-left="1.27cm" fo:margin-right="0cm" fo:text-align="start" style:justify-single-word="false" fo:text-indent="-1.27cm" style:auto-text-indent="false" style:text-autospace="none">
        <style:tab-stops>
          <style:tab-stop style:position="-0.882cm"/>
          <style:tab-stop style:position="0cm"/>
        </style:tab-stops>
      </style:paragraph-properties>
      <style:text-properties style:use-window-font-color="true" style:font-name="Times-Roman" fo:font-size="16pt" fo:font-weight="normal" style:font-name-asian="Times-Roman" style:font-size-asian="16pt" style:font-weight-asian="normal" style:font-name-complex="Times-Roman" style:font-size-complex="16pt" style:font-weight-complex="normal"/>
    </style:style>
    <style:style style:name="P11" style:family="paragraph" style:parent-style-name="Standard" style:list-style-name="L2">
      <style:paragraph-properties fo:margin-top="0cm" fo:margin-bottom="0.741cm" fo:text-align="start" style:justify-single-word="false" style:text-autospace="none"/>
    </style:style>
    <style:style style:name="T1" style:family="text">
      <style:text-properties style:use-window-font-color="true" style:font-name="Times-Roman" fo:font-size="16pt" fo:font-weight="bold" style:font-name-asian="Times-Roman" style:font-size-asian="16pt" style:font-weight-asian="bold" style:font-name-complex="Times-Roman" style:font-size-complex="16pt" style:font-weight-complex="bold"/>
    </style:style>
    <style:style style:name="T2" style:family="text">
      <style:text-properties style:use-window-font-color="true" style:font-name="Times-Roman" fo:font-size="16pt" fo:font-weight="normal" style:font-name-asian="Times-Roman" style:font-size-asian="16pt" style:font-weight-asian="normal" style:font-name-complex="Times-Roman" style:font-size-complex="16pt" style:font-weight-complex="normal"/>
    </style:style>
    <style:style style:name="T3" style:family="text">
      <style:text-properties style:use-window-font-color="true" style:font-name="Times-Roman" fo:font-size="16pt" fo:font-style="italic" fo:font-weight="normal" style:font-name-asian="Times-Roman" style:font-size-asian="16pt" style:font-style-asian="italic" style:font-weight-asian="normal" style:font-name-complex="Times-Roman" style:font-size-complex="16pt" style:font-style-complex="italic" style:font-weight-complex="normal"/>
    </style:style>
    <style:style style:name="T4" style:family="text">
      <style:text-properties style:use-window-font-color="true" style:font-name="Times-Roman" fo:font-size="16pt" fo:font-style="normal" fo:font-weight="normal" style:font-name-asian="Times-Roman" style:font-size-asian="16pt" style:font-style-asian="normal" style:font-weight-asian="normal" style:font-name-complex="Times-Roman" style:font-size-complex="16pt" style:font-style-complex="normal" style:font-weight-complex="normal"/>
    </style:style>
    <style:style style:name="T5" style:family="text">
      <style:text-properties style:use-window-font-color="true" style:font-name="Times-Roman" fo:font-size="16pt" fo:font-style="normal" fo:font-weight="bold" style:font-name-asian="Times-Roman" style:font-size-asian="16pt" style:font-style-asian="normal" style:font-weight-asian="bold" style:font-name-complex="Times-Roman" style:font-size-complex="16pt" style:font-style-complex="normal" style:font-weight-complex="bold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se Case 2 - Login</text:p>
      <text:p text:style-name="P6">Brief Description</text:p>
      <text:p text:style-name="P3">This use case describes how a user logs into the system.</text:p>
      <text:p text:style-name="P3"/>
      <text:p text:style-name="P4">Basic Flow</text:p>
      <text:p text:style-name="P4"/>
      <text:p text:style-name="P3">1. This use case starts when an actor clicks the “Login” button. </text:p>
      <text:p text:style-name="P7">2. The system requests that the actor enter his/her email address and password.</text:p>
      <text:p text:style-name="P7">3. The actor enters his/her email address and password.</text:p>
      <text:list xml:id="list684285125" text:style-name="L1">
        <text:list-item>
          <text:p text:style-name="P10">The system validates the entered email address (must be a valid email address) and password and logs the actor into the system.</text:p>
        </text:list-item>
      </text:list>
      <text:p text:style-name="P6"/>
      <text:p text:style-name="P6">Alternative Flows</text:p>
      <text:list xml:id="list199694258" text:style-name="L2">
        <text:list-item>
          <text:p text:style-name="P11"><text:span text:style-name="T1">Invalid email address / Password </text:span><text:span text:style-name="T2">If </text:span><text:span text:style-name="T3"><text:s/></text:span><text:span text:style-name="T4">the actor enters an invalid email address and/or password, the system displays an error message. The actor can choose to either return to the beginning of the </text:span><text:span text:style-name="T3">Basic Flow </text:span><text:span text:style-name="T4">or cancel the login.</text:span></text:p>
        </text:list-item>
      </text:list>
      <text:list xml:id="list1086465660" text:style-name="L3">
        <text:list-item>
          <text:p text:style-name="P8"><text:span text:style-name="T5">Actor try s to submit review without being logged into system:</text:span><text:span text:style-name="T4"> </text:span></text:p>
          <text:p text:style-name="P9">If an actor try s to submit a review without being logged into the system they are redirected to either login in or register. The actor can then choose to continue or cancel the review submission. </text:p>
        </text:list-item>
      </text:list>
      <text:p text:style-name="P2">Pre-Conditions</text:p>
      <text:p text:style-name="P1">That the actor has registered with the system and has a valid account. </text:p>
      <text:p text:style-name="P1"/>
      <text:p text:style-name="P2">Post-Conditions</text:p>
      <text:p text:style-name="P1">If the use case was successful, the actor is now logged into the system and can continue and submit a revie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mily Maycock</meta:initial-creator>
    <meta:creation-date>2012-07-13T20:43:04</meta:creation-date>
    <dc:date>2012-07-13T20:56:56</dc:date>
    <dc:creator>Emily Maycock</dc:creator>
    <meta:editing-duration>PT3M45S</meta:editing-duration>
    <meta:editing-cycles>4</meta:editing-cycles>
    <meta:generator>OpenOffice.org/3.3$Unix OpenOffice.org_project/330m20$Build-9567</meta:generator>
    <meta:document-statistic meta:table-count="0" meta:image-count="0" meta:object-count="0" meta:page-count="1" meta:paragraph-count="16" meta:word-count="204" meta:character-count="1146"/>
  </office:meta>
</office:document-meta>
</file>